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489cm" svg:height="8.712cm" svg:x="0.011cm" svg:y="0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1-28T10:29:02.125779173</dc:date>
    <meta:editing-duration>PT3M58S</meta:editing-duration>
    <meta:editing-cycles>23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cm" svg:height="8.713cm" xlink:href="." xlink:type="simple" chart:class="chart:scatter" chart:style-name="ch1">
        <chart:plot-area chart:style-name="ch2" chart:data-source-has-labels="both" svg:x="0.309cm" svg:y="0.174cm" svg:width="14.872cm" svg:height="8.365cm">
          <chartooo:coordinate-region svg:x="0.851cm" svg:y="0.373cm" svg:width="14.236cm" svg:height="7.9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5545529808154E-016">
                <text:p>2.75545529808154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9254424358943">
                <text:p>2.89254424358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43163488855494">
                <text:p>4.43163488855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89711431702997">
                <text:p>3.89711431702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3909064496551">
                <text:p>1.53909064496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3909064496551">
                <text:p>-1.53909064496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89711431702997">
                <text:p>-3.89711431702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.43163488855494">
                <text:p>-4.43163488855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89254424358943">
                <text:p>-2.89254424358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.26636589424463E-016">
                <text:p>-8.2663658942446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